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color="#729fcf" loext:opacity="100%" fo:font-size="14pt" style:text-underline-style="none" fo:font-weight="bold" style:font-size-asian="14pt" style:font-weight-asian="bold" style:font-size-complex="14pt"/>
    </style:style>
    <style:style style:name="P5" style:family="paragraph" style:parent-style-name="List_20_Paragraph">
      <style:text-properties fo:color="#3465a4" loext:opacity="100%"/>
    </style:style>
    <style:style style:name="P6" style:family="paragraph" style:parent-style-name="Standard" style:list-style-name="WWNum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underline-style="none"/>
    </style:style>
    <style:style style:name="P10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</style:style>
    <style:style style:name="P11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12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orphans="2" fo:widows="2" fo:text-indent="0cm" style:auto-text-indent="false" fo:background-color="transparent" style:writing-mode="lr-tb"/>
    </style:style>
    <style:style style:name="P13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3465a4" loext:opacity="100%"/>
    </style:style>
    <style:style style:name="P14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3465a4" loext:opacity="100%"/>
    </style:style>
    <style:style style:name="P15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3465a4" loext:opacity="100%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3465a4" loext:opacity="100%" style:text-underline-style="none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3465a4" loext:opacity="100%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212df3"/>
    </style:style>
    <style:style style:name="T2" style:family="text">
      <style:text-properties style:font-name="Times New Roman" fo:font-size="12pt" officeooo:rsid="00212df3" style:font-name-asian="Times New Roman1" style:font-size-asian="12pt" style:language-asian="es" style:country-asian="ES" style:font-name-complex="Times New Roman1" style:font-size-complex="12pt"/>
    </style:style>
    <style:style style:name="gr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39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SULTAS EMPRESA PARTE ii</text:p>
      <text:p text:style-name="P2"/>
      <text:p text:style-name="P3"/>
      <text:list xml:id="list1555894871" text:style-name="WWNum1">
        <text:list-item>
          <text:p text:style-name="P6">Toda la información de los clientes cuyo límite de crédito esté entre 20000 y 40000 y que el <text:s/>nombre de su empresa no empiece por A</text:p>
        </text:list-item>
      </text:list>
      <text:p text:style-name="P7"/>
      <text:p text:style-name="P13">SELECT *</text:p>
      <text:p text:style-name="P14">FROM clientes</text:p>
      <text:p text:style-name="P14">WHERE LIMITE_CREDITO BETWEEN 20000 and 40000 and EMPRESA LIKE 'a%';</text:p>
      <text:p text:style-name="P1"/>
      <text:p text:style-name="P1"/>
      <text:list xml:id="list91907990190145" text:continue-numbering="true" text:style-name="WWNum1">
        <text:list-item>
          <text:p text:style-name="P6">Código, ciudad <text:s/>y región de las oficinas cuyo objetivo esté por debajo de sus ventas y que la ciudad no sea chicago</text:p>
          <text:p text:style-name="P6"/>
        </text:list-item>
      </text:list>
      <text:p text:style-name="P13">SELECT OFICINA, CIUDAD, REGION</text:p>
      <text:p text:style-name="P14">FROM oficinas</text:p>
      <text:p text:style-name="P14">WHERE OBJETIVO&lt;VENTAS and CIUDAD NOT LIKE 'chicago';</text:p>
      <text:p text:style-name="P1"/>
      <text:p text:style-name="P1"/>
      <text:list xml:id="list91906410391401" text:continue-numbering="true" text:style-name="WWNum1">
        <text:list-item>
          <text:p text:style-name="P6">Ciudad y región de las oficinas que no estén en el este, ni en la ciudad de Atlanta</text:p>
        </text:list-item>
      </text:list>
      <text:p text:style-name="P1"/>
      <text:p text:style-name="P16">SELECT CIUDAD, REGION</text:p>
      <text:p text:style-name="P16">FROM oficinas</text:p>
      <text:p text:style-name="P16">WHERE REGION NOT LIKE 'este' or 'atlanta';</text:p>
      <text:p text:style-name="P9"/>
      <text:p text:style-name="P9"/>
      <text:list xml:id="list91906486727285" text:continue-numbering="true" text:style-name="WWNum1">
        <text:list-item>
          <text:p text:style-name="P6">Nombre, edad y contrato de los empleados que hayan sido contratados entre junio de 1989 y febrero de 1990 y que no superen los 50 años</text:p>
        </text:list-item>
      </text:list>
      <text:p text:style-name="List_20_Paragraph"/>
      <text:p text:style-name="P5">SELECT NOMBRE, EDAD, CONTRATO</text:p>
      <text:p text:style-name="P5">FROM repventas</text:p>
      <text:p text:style-name="P5">WHERE CONTRATO BETWEEN '1989-06-01' AND '1990-02-28' AND EDAD&lt;=50;</text:p>
      <text:p text:style-name="List_20_Paragraph"/>
      <text:p text:style-name="List_20_Paragraph"/>
      <text:list xml:id="list91906847744750" text:continue-numbering="true" text:style-name="WWNum1">
        <text:list-item>
          <text:p text:style-name="P6">IdProducto, descripción y precio de los productos que tengan un precio mayor de 1000 o que su descripcion empiece por R</text:p>
        </text:list-item>
      </text:list>
      <text:p text:style-name="P1"/>
      <text:p text:style-name="P17">SELECT ID_PRODUCTO, DESCRIPCION, PRECIO</text:p>
      <text:p text:style-name="P17">FROM productos</text:p>
      <text:p text:style-name="P17">WHERE PRECIO&gt;1000 OR DESCRIPCION LIKE 'r%';</text:p>
      <text:p text:style-name="P1"/>
      <text:p text:style-name="P1"/>
      <text:list xml:id="list91906859337442" text:continue-numbering="true" text:style-name="WWNum1">
        <text:list-item>
          <text:p text:style-name="P6">idFab, idProducto y descripción, para los productos cuya descripción sea placa, cubierta o ajustador.</text:p>
        </text:list-item>
      </text:list>
      <text:p text:style-name="P1"/>
      <text:p text:style-name="P17">SELECT ID_FAB,ID_PRODUCTO,DESCRIPCION</text:p>
      <text:p text:style-name="P17">FROM productos</text:p>
      <text:p text:style-name="P17"><text:soft-page-break/>WHERE DESCRIPCION LIKE 'placa' OR descripcion LIKE 'cubierta' OR DESCRIPCION LIKE 'ajustador';</text:p>
      <text:p text:style-name="P1"/>
      <text:p text:style-name="P1"/>
      <text:list xml:id="list91908146032831" text:continue-numbering="true" text:style-name="WWNum1">
        <text:list-item>
          <text:p text:style-name="P6">Toda la información de los pedidos realizados en diciembre de 1989 cuyo importe no supere los 30000 dolares</text:p>
        </text:list-item>
      </text:list>
      <text:p text:style-name="P1"/>
      <text:p text:style-name="P17">SELECT *</text:p>
      <text:p text:style-name="P17">FROM pedidos</text:p>
      <text:p text:style-name="P17">WHERE FECHA_PEDIDO LIKE '1989-12%' AND IMPORTE&lt;30000;</text:p>
      <text:p text:style-name="P1"/>
      <text:p text:style-name="P1"/>
      <text:list xml:id="list91908262071768" text:continue-numbering="true" text:style-name="WWNum1">
        <text:list-item>
          <text:p text:style-name="P6">Toda la información de los clientes de la empresa Acme Mfg y de la Orion corp y de todos aquellos que tengan un limite_credito mayor de 10000</text:p>
        </text:list-item>
      </text:list>
      <text:p text:style-name="P1"/>
      <text:p text:style-name="P17">SELECT *</text:p>
      <text:p text:style-name="P17">FROM clientes</text:p>
      <text:p text:style-name="P17">WHERE EMPRESA LIKE 'acme mfg.' OR EMPRESA LIKE 'orion corp' OR LIMITE_CREDITO&gt;10000;</text:p>
      <text:p text:style-name="P1"/>
      <text:p text:style-name="P1"/>
      <text:list xml:id="list91907484154472" text:continue-numbering="true" text:style-name="WWNum1">
        <text:list-item>
          <text:p text:style-name="P6">Identificador de producto y descripción de los productos cuyo precio esté por debajo de 20000 o que sus existencias estén por debajo de 300</text:p>
        </text:list-item>
      </text:list>
      <text:p text:style-name="P1"/>
      <text:p text:style-name="P17">SELECT ID_PRODUCTO, DESCRIPCION, PRECIO, EXISTENCIAS</text:p>
      <text:p text:style-name="P17">FROM productos</text:p>
      <text:p text:style-name="P17">WHERE PRECIO&lt;20000 OR EXISTENCIAS &lt;300;</text:p>
      <text:p text:style-name="P1"/>
      <text:p text:style-name="P1"/>
      <text:list xml:id="list91906843436845" text:continue-numbering="true" text:style-name="WWNum1">
        <text:list-item>
          <text:p text:style-name="P6">Toda la información de los productos que hace la fabrica cuyo identificador es REI y también los de la fábrica ACI</text:p>
        </text:list-item>
      </text:list>
      <text:p text:style-name="P11"/>
      <text:p text:style-name="P14">SELECT *</text:p>
      <text:p text:style-name="P14">FROM productos</text:p>
      <text:p text:style-name="P14">WHERE ID_FAB LIKE 'rei' OR ID_FAB LIKE 'aci';</text:p>
      <text:p text:style-name="P10"/>
      <text:p text:style-name="P10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212df3"/>
    </style:style>
    <style:style style:name="MT2" style:family="text">
      <style:text-properties style:font-name="Times New Roman" fo:font-size="12pt" officeooo:rsid="00212df3" style:font-name-asian="Times New Roman1" style:font-size-asian="12pt" style:language-asian="es" style:country-asian="ES" style:font-name-complex="Times New Roman1" style:font-size-complex="12pt"/>
    </style:style>
    <style:style style:name="Mgr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39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1" draw:name="Conector recto 1" draw:style-name="Mgr1" draw:text-style-name="MP1" svg:x1="0cm" svg:y1="0.619cm" svg:x2="14.922cm" svg:y2="0.62cm"><text:p/></draw:line><text:span text:style-name="MT1">Rodrigo Mart</text:span><text:span text:style-name="MT2">ínez Delgado</text:span><text:tab/><text:tab/>Consultas Empresa I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19</meta:editing-cycles>
    <meta:creation-date>2021-02-08T08:06:00</meta:creation-date>
    <dc:date>2023-12-19T09:19:05.990123202</dc:date>
    <meta:editing-duration>PT21H26M44S</meta:editing-duration>
    <meta:generator>LibreOffice/7.3.7.2$Linux_X86_64 LibreOffice_project/30$Build-2</meta:generator>
    <meta:document-statistic meta:table-count="0" meta:image-count="0" meta:object-count="0" meta:page-count="2" meta:paragraph-count="42" meta:word-count="368" meta:character-count="2236" meta:non-whitespace-character-count="1917"/>
    <meta:user-defined meta:name="AppVersion">16.0000</meta:user-defined>
    <meta:template xlink:type="simple" xlink:actuate="onRequest" xlink:title="Normal.dotm" xlink:href=""/>
  </office:meta>
</office:document-meta>
</file>